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097aed" officeooo:paragraph-rsid="00097aed"/>
    </style:style>
    <style:style style:name="P2" style:family="paragraph" style:parent-style-name="Standard">
      <style:text-properties style:font-name="Arial" officeooo:rsid="00097aed" officeooo:paragraph-rsid="00097aed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0b1f3b" officeooo:paragraph-rsid="000b1f3b"/>
    </style:style>
    <style:style style:name="P4" style:family="paragraph" style:parent-style-name="Standard">
      <style:text-properties style:font-name="Arial" officeooo:rsid="000b1f3b" officeooo:paragraph-rsid="000b1f3b"/>
    </style:style>
    <style:style style:name="P5" style:family="paragraph" style:parent-style-name="Standard">
      <style:text-properties style:font-name="Arial" officeooo:rsid="000c69c8" officeooo:paragraph-rsid="000c69c8"/>
    </style:style>
    <style:style style:name="P6" style:family="paragraph" style:parent-style-name="Standard">
      <style:text-properties style:font-name="Arial" fo:font-weight="bold" officeooo:rsid="000c69c8" officeooo:paragraph-rsid="000c69c8" style:font-weight-asian="bold" style:font-weight-complex="bold"/>
    </style:style>
    <style:style style:name="T1" style:family="text">
      <style:text-properties officeooo:rsid="000b1f3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1f3b" style:font-weight-asian="bold" style:font-weight-complex="bold"/>
    </style:style>
    <style:style style:name="T4" style:family="text">
      <style:text-properties fo:font-weight="bold" officeooo:rsid="000c69c8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e4608" style:font-weight-asian="normal" style:font-weight-complex="normal"/>
    </style:style>
    <style:style style:name="T8" style:family="text">
      <style:text-properties officeooo:rsid="000e46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O que é uma thread:</text:span><text:span text:style-name="T1"> U</text:span>ma thread em Java é uma unidade básica de processamento dentro de um programa, que permite a execução concorrente de tarefas. <text:span text:style-name="T5">Cada thread representa um fluxo de execução independente, permitindo que um programa realize várias operações ao mesmo tempo</text:span>. Threads podem ser usadas para melhorar a eficiência, paralelizar tarefas e lidar com operações assíncronas, como interações de rede ou cálculos intensivos, sem bloquear a execução principal do programa.</text:p>
      <text:p text:style-name="P1"/>
      <text:p text:style-name="P1"><text:span text:style-name="T2">Execução Monothread: </text:span>quando começamos a programar, sabemos que o processo de execução será linha por linha, ou procedural. <text:span text:style-name="T1">Neste caso, uma organização baseada em monothread.</text:span></text:p>
      <text:p text:style-name="P1"/>
      <text:p text:style-name="P3"><text:span text:style-name="T2">Execução </text:span><text:span text:style-name="T4">M</text:span><text:span text:style-name="T2">ultitread:</text:span> Neste caso, o processador pode realizar mais de uma execução ao mesmo tempo. Por exemplo:</text:p>
      <text:p text:style-name="P4"/>
      <text:p text:style-name="P4">1. Linha 1 da execução 1</text:p>
      <text:p text:style-name="P4">2. Linha 2 da execução 1</text:p>
      <text:p text:style-name="P4">3. Linha 1 da execução 2</text:p>
      <text:p text:style-name="P4">4. Linha 3 da execução 1</text:p>
      <text:p text:style-name="P4">5. Linha 2 da execução 2</text:p>
      <text:p text:style-name="P4"/>
      <text:p text:style-name="P4"/>
      <text:p text:style-name="P5"><text:span text:style-name="T2">Diferença entre paralelismo e concorrência:</text:span></text:p>
      <text:p text:style-name="P5"><text:span text:style-name="T2">Paralelismo: </text:span><text:span text:style-name="T6">execução de vários trechos do código ao mesmo instante. (possível apenas em processadores com mais de um núcleo)</text:span></text:p>
      <text:p text:style-name="P5"><text:span text:style-name="T6"/></text:p>
      <text:p text:style-name="P6">Concorrência: <text:span text:style-name="T7">várias execuções de código concorrendo pelo mesmo recurso.</text:span></text:p>
      <text:p text:style-name="P4"/>
      <text:p text:style-name="P4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9T15:05:48.916000000</meta:creation-date>
    <dc:date>2023-08-09T16:33:34.655000000</dc:date>
    <meta:editing-duration>PT57M4S</meta:editing-duration>
    <meta:editing-cycles>2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11" meta:word-count="178" meta:character-count="1118" meta:non-whitespace-character-count="951"/>
  </office:meta>
</office:document-meta>
</file>